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58C000000BAB1EA9C2A.png" manifest:media-type="image/png"/>
  <manifest:file-entry manifest:full-path="Pictures/1000000000000591000000A4872C2BD9.png" manifest:media-type="image/png"/>
  <manifest:file-entry manifest:full-path="Pictures/100000010000057F00000088BCEA2ABB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2" style:family="graphic">
      <style:graphic-properties style:writing-mode="lr-tb" loext:decorative="false"/>
    </style:style>
    <style:style style:name="gr3" style:family="graphic">
      <style:graphic-properties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Arrow_20_Line" style:list-style-name="L1">
      <style:graphic-properties draw:textarea-vertical-align="middle" loext:decorative="false"/>
      <style:paragraph-properties style:writing-mode="lr-tb"/>
    </style:style>
    <style:style style:name="gr6" style:family="graphic" style:parent-style-name="Arrow_20_Line" style:list-style-name="L1">
      <style:graphic-properties draw:textarea-vertical-align="middle" loext:decorative="false"/>
      <style:paragraph-properties style:writing-mode="lr-tb"/>
    </style:style>
    <style:style style:name="gr7" style:family="graphic" style:parent-style-name="standard">
      <style:graphic-properties svg:stroke-width="0.018cm" svg:stroke-color="#cccccc" draw:marker-start-width="0.227cm" draw:marker-end-width="0.227cm" draw:fill="none" loext:fill-use-slide-background="false" draw:textarea-horizontal-align="justify" draw:textarea-vertical-align="middle" draw:auto-grow-height="false" fo:min-height="2.332cm" fo:min-width="5.082cm" fo:padding-top="0.134cm" fo:padding-bottom="0.134cm" fo:padding-left="0.259cm" fo:padding-right="0.259cm" loext:decorative="false"/>
    </style:style>
    <style:style style:name="P1" style:family="paragraph">
      <style:text-properties fo:font-size="14pt" style:font-size-asian="14pt" style:font-size-complex="14pt"/>
    </style:style>
    <style:style style:name="P2" style:family="paragraph">
      <loext:graphic-properties draw:fill="none" draw:fill-color="#ffffff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7.275cm" svg:height="2.471cm" svg:x="2.976cm" svg:y="2.659cm">
          <draw:text-box>
            <text:p text:style-name="P1"><text:span text:style-name="T1">Modelo de carimbo automático</text:span></text:p>
            <text:p text:style-name="P1"><text:span text:style-name="T1">com dimensões 56x26mm:</text:span></text:p>
            <text:p text:style-name="P1"><text:span text:style-name="T1"/></text:p>
            <text:list text:style-name="L1">
              <text:list-item>
                <text:p text:style-name="P1"><text:span text:style-name="T1">Trodat Professional 5204</text:span></text:p>
              </text:list-item>
            </text:list>
          </draw:text-box>
        </draw:frame>
        <draw:g draw:style-name="gr2">
          <draw:g draw:style-name="gr3">
            <draw:frame draw:style-name="gr4" draw:text-style-name="P3" draw:layer="layout" svg:width="5cm" svg:height="0.482cm" svg:x="14.7cm" svg:y="3.264cm">
              <draw:image xlink:href="Pictures/100000010000057F00000088BCEA2ABB.png" xlink:type="simple" xlink:show="embed" xlink:actuate="onLoad" draw:mime-type="image/png">
                <text:p/>
              </draw:image>
            </draw:frame>
            <draw:frame draw:style-name="gr4" draw:text-style-name="P3" draw:layer="layout" svg:width="5cm" svg:height="0.654cm" svg:x="14.7cm" svg:y="4.01cm">
              <draw:image xlink:href="Pictures/100000000000058C000000BAB1EA9C2A.png" xlink:type="simple" xlink:show="embed" xlink:actuate="onLoad" draw:mime-type="image/png">
                <text:p/>
              </draw:image>
            </draw:frame>
            <draw:frame draw:style-name="gr4" draw:text-style-name="P3" draw:layer="layout" svg:width="5cm" svg:height="0.575cm" svg:x="14.7cm" svg:y="4.914cm">
              <draw:image xlink:href="Pictures/1000000000000591000000A4872C2BD9.png" xlink:type="simple" xlink:show="embed" xlink:actuate="onLoad" draw:mime-type="image/png">
                <text:p/>
              </draw:image>
            </draw:frame>
          </draw:g>
          <draw:measure draw:style-name="gr5" draw:text-style-name="P5" draw:layer="measurelines" svg:x1="14.4cm" svg:y1="3.064cm" svg:x2="20cm" svg:y2="3.064cm">
            <text:p text:style-name="P4"><text:measure text:kind="gap"/><text:measure text:kind="value">56</text:measure><text:s/><text:measure text:kind="unit">mm</text:measure><text:measure text:kind="gap"/></text:p>
          </draw:measure>
          <draw:measure draw:style-name="gr6" draw:text-style-name="P5" draw:layer="measurelines" svg:x1="13.3cm" svg:y1="3.067cm" svg:x2="13.3cm" svg:y2="5.667cm">
            <text:p text:style-name="P4"><text:measure text:kind="gap"/>26 <text:measure text:kind="unit">mm</text:measure><text:measure text:kind="gap"/></text:p>
          </draw:measure>
          <draw:custom-shape draw:style-name="gr7" draw:text-style-name="P6" draw:layer="layout" svg:width="5.6cm" svg:height="2.6cm" svg:x="14.4cm" svg:y="3.064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0T10:57:43.418645000</meta:creation-date>
    <dc:date>2025-10-10T12:54:51.998213000</dc:date>
    <meta:editing-duration>PT1H35M57S</meta:editing-duration>
    <meta:editing-cycles>3</meta:editing-cycles>
    <meta:generator>LibreOffice/25.8.1.1$MacOSX_AARCH64 LibreOffice_project/54047653041915e595ad4e45cccea684809c77b5</meta:generator>
    <meta:print-date>2025-10-10T11:41:59.176803000</meta:print-date>
    <meta:printed-by>PDF files</meta:printed-by>
    <meta:document-statistic meta:object-count="9"/>
  </office:meta>
</office:document-meta>
</file>